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12ab3d" officeooo:paragraph-rsid="0012ab3d" style:font-size-asian="12.25pt" style:font-size-complex="14pt"/>
    </style:style>
    <style:style style:name="P3" style:family="paragraph" style:parent-style-name="Standard">
      <style:text-properties fo:font-size="14pt" officeooo:paragraph-rsid="001488cd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2c806" officeooo:paragraph-rsid="0012ab3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4pt" fo:font-weight="normal" officeooo:rsid="0001f208" officeooo:paragraph-rsid="0012ab3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8pt" fo:font-weight="bold" officeooo:paragraph-rsid="0012ab3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8pt" fo:font-weight="bold" officeooo:paragraph-rsid="0012ab3d" style:font-size-asian="18pt" style:font-weight-asian="bold" style:font-size-complex="18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8pt" officeooo:paragraph-rsid="0012ab3d" style:font-size-asian="18pt" style:font-size-complex="18pt"/>
    </style:style>
    <style:style style:name="T1" style:family="text">
      <style:text-properties officeooo:rsid="0012ab3d"/>
    </style:style>
    <style:style style:name="T2" style:family="text">
      <style:text-properties officeooo:rsid="000efe4e"/>
    </style:style>
    <style:style style:name="T3" style:family="text">
      <style:text-properties officeooo:rsid="0001f2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SN COLLEGE OF ENGINEERING, KALAVAKKAM</text:p>
      <text:p text:style-name="P4">(An Autonomous Institution, Affiliated to Anna University, Chennai)</text:p>
      <text:p text:style-name="P4">DEPARTMENT OF COMPUTER SCIENCE AND ENGINEERING</text:p>
      <text:p text:style-name="P4">UCS1411 - OPERATING SYSTEMS LAB</text:p>
      <text:p text:style-name="P4">Batch: 2018-22</text:p>
      <text:p text:style-name="P4">Academic Year: 2019-20</text:p>
      <text:p text:style-name="P4">Class: CSE B</text:p>
      <text:p text:style-name="P4">--------------------------------------------------------------------------------</text:p>
      <text:p text:style-name="P4">Lab Exercise – 1<text:span text:style-name="T1">0</text:span> – <text:span text:style-name="T1">Page Replacement Technique</text:span></text:p>
      <text:p text:style-name="P6"/>
      <text:p text:style-name="P7">REG NO. : 185001083</text:p>
      <text:p text:style-name="P7">NAME : B. LAKSHMI PRIYA</text:p>
      <text:p text:style-name="P7">CLASS : CSE B (SEMESTER <text:span text:style-name="T3">4</text:span>)</text:p>
      <text:p text:style-name="P8"/>
      <text:p text:style-name="P5">1. Develop a C program to implement the page replacement algorithms (FIFO, Optimal, LRU and LFU).</text:p>
      <text:p text:style-name="P5"/>
      <text:p text:style-name="P5">PROGRAM:</text:p>
      <text:p text:style-name="P5">#include &lt;stdio.h&gt;</text:p>
      <text:p text:style-name="P5">#include &lt;stdlib.h&gt;</text:p>
      <text:p text:style-name="P5">#define MAX 9999999</text:p>
      <text:p text:style-name="P5"/>
      <text:p text:style-name="P5">typedef struct NODE</text:p>
      <text:p text:style-name="P5">{</text:p>
      <text:p text:style-name="P5"><text:tab/>int data;</text:p>
      <text:p text:style-name="P5"><text:tab/>struct NODE *next;</text:p>
      <text:p text:style-name="P5">}node;</text:p>
      <text:p text:style-name="P5"/>
      <text:p text:style-name="P5">void readinput(int *nfree, int *nframes, int ref[])</text:p>
      <text:p text:style-name="P5">{</text:p>
      <text:p text:style-name="P5"><text:tab/>printf("\nEnter number of free frames: ");</text:p>
      <text:p text:style-name="P5"><text:tab/>scanf("%d", nfree);</text:p>
      <text:p text:style-name="P5"><text:tab/>printf("\nEnter number of frames required by process: ");</text:p>
      <text:p text:style-name="P5"><text:tab/>scanf("%d", nframes);</text:p>
      <text:p text:style-name="P5"><text:tab/>if(*nfree&lt;*nframes)</text:p>
      <text:p text:style-name="P5"><text:tab/>{</text:p>
      <text:p text:style-name="P5"><text:tab/><text:tab/>printf("\nNot enough free frames!\n");</text:p>
      <text:p text:style-name="P5"><text:tab/><text:tab/>return;</text:p>
      <text:p text:style-name="P5"><text:soft-page-break/><text:tab/>}</text:p>
      <text:p text:style-name="P5"><text:tab/>printf("\nEnter reference string(end with -1): ");</text:p>
      <text:p text:style-name="P5"><text:tab/></text:p>
      <text:p text:style-name="P5"><text:tab/>int index=0;</text:p>
      <text:p text:style-name="P5"><text:tab/>scanf("%d", &amp;ref[index++]);</text:p>
      <text:p text:style-name="P5"><text:tab/>while(ref[index-1]!=-1)</text:p>
      <text:p text:style-name="P5"><text:tab/><text:tab/>scanf("%d", &amp;ref[index++]);</text:p>
      <text:p text:style-name="P5">}</text:p>
      <text:p text:style-name="P5"/>
      <text:p text:style-name="P5">void enqueue(node *head, int data)</text:p>
      <text:p text:style-name="P5">{</text:p>
      <text:p text:style-name="P5"><text:tab/>node *new=(node *)malloc(sizeof(node));</text:p>
      <text:p text:style-name="P5"><text:tab/>new-&gt;data=data;</text:p>
      <text:p text:style-name="P5"><text:tab/>new-&gt;next=NULL;</text:p>
      <text:p text:style-name="P5"/>
      <text:p text:style-name="P5"><text:tab/>node *temp=head-&gt;next;</text:p>
      <text:p text:style-name="P5"><text:tab/>if(temp==NULL)</text:p>
      <text:p text:style-name="P5"><text:tab/>{</text:p>
      <text:p text:style-name="P5"><text:tab/><text:tab/>head-&gt;next=new;</text:p>
      <text:p text:style-name="P5"><text:tab/><text:tab/>return;</text:p>
      <text:p text:style-name="P5"><text:tab/>}</text:p>
      <text:p text:style-name="P5"/>
      <text:p text:style-name="P5"><text:tab/>while(temp-&gt;data!=data &amp;&amp; temp-&gt;next!=NULL)</text:p>
      <text:p text:style-name="P5"><text:tab/><text:tab/>temp=temp-&gt;next;</text:p>
      <text:p text:style-name="P5"/>
      <text:p text:style-name="P5"><text:tab/>if(temp-&gt;data==data)</text:p>
      <text:p text:style-name="P5"><text:tab/><text:tab/>return;</text:p>
      <text:p text:style-name="P5"/>
      <text:p text:style-name="P5"><text:tab/>if(temp-&gt;next==NULL)</text:p>
      <text:p text:style-name="P5"><text:tab/><text:tab/>temp-&gt;next=new;</text:p>
      <text:p text:style-name="P5">}</text:p>
      <text:p text:style-name="P5"/>
      <text:p text:style-name="P5">int dequeue(node *head)</text:p>
      <text:p text:style-name="P5">{</text:p>
      <text:p text:style-name="P5"><text:tab/>node *del=head-&gt;next;</text:p>
      <text:p text:style-name="P5"><text:tab/>if(del==NULL)</text:p>
      <text:p text:style-name="P5"><text:tab/><text:tab/>return -1;</text:p>
      <text:p text:style-name="P5"><text:tab/>int data=del-&gt;data;</text:p>
      <text:p text:style-name="P5"><text:tab/>free(del);</text:p>
      <text:p text:style-name="P5"><text:tab/>head-&gt;next=head-&gt;next-&gt;next;</text:p>
      <text:p text:style-name="P5"><text:tab/>return data;</text:p>
      <text:p text:style-name="P5">}</text:p>
      <text:p text:style-name="P5"/>
      <text:p text:style-name="P5"/>
      <text:p text:style-name="P5"/>
      <text:p text:style-name="P5"><text:soft-page-break/>void fifo(int ref[], int nframes)</text:p>
      <text:p text:style-name="P5">{</text:p>
      <text:p text:style-name="P5"><text:tab/>printf("\n\nFIFO PAGE REPLACEMENT ALGORITHM\n");</text:p>
      <text:p text:style-name="P5"><text:tab/>node *head=(node *)malloc(sizeof(node));</text:p>
      <text:p text:style-name="P5"><text:tab/>head-&gt;next=NULL;</text:p>
      <text:p text:style-name="P5"/>
      <text:p text:style-name="P5"><text:tab/>int frames[nframes];</text:p>
      <text:p text:style-name="P5"><text:tab/>int filled=0, index=0, i=0, pgfault=0;</text:p>
      <text:p text:style-name="P5"><text:tab/></text:p>
      <text:p text:style-name="P5"><text:tab/>printf("%10s%*s\t%s", "Page ref-&gt;", 6*nframes, "Memory -&gt; ", "PF");</text:p>
      <text:p text:style-name="P5"><text:tab/>while(ref[index]!=-1)</text:p>
      <text:p text:style-name="P5"><text:tab/>{</text:p>
      <text:p text:style-name="P5"><text:tab/><text:tab/>printf("\n%10d -&gt; ", ref[index]);</text:p>
      <text:p text:style-name="P5"/>
      <text:p text:style-name="P5"><text:tab/><text:tab/>for(i=0;i&lt;filled;i++)</text:p>
      <text:p text:style-name="P5"><text:tab/><text:tab/><text:tab/>if(frames[i]==ref[index])</text:p>
      <text:p text:style-name="P5"><text:tab/><text:tab/><text:tab/><text:tab/>break;</text:p>
      <text:p text:style-name="P5"><text:tab/><text:tab/>if(i!=filled)</text:p>
      <text:p text:style-name="P5"><text:tab/><text:tab/>{</text:p>
      <text:p text:style-name="P5"><text:tab/><text:tab/><text:tab/>index++;</text:p>
      <text:p text:style-name="P5"><text:tab/><text:tab/><text:tab/>for(i=0;i&lt;filled;i++)</text:p>
      <text:p text:style-name="P5"><text:tab/><text:tab/><text:tab/><text:tab/>printf("%5d", frames[i]);</text:p>
      <text:p text:style-name="P5"><text:tab/><text:tab/><text:tab/>printf("%*s", (nframes-filled+1)*5, "-");</text:p>
      <text:p text:style-name="P5"><text:tab/><text:tab/><text:tab/>continue;</text:p>
      <text:p text:style-name="P5"><text:tab/><text:tab/>}</text:p>
      <text:p text:style-name="P5"><text:tab/></text:p>
      <text:p text:style-name="P5"><text:tab/><text:tab/>pgfault++;</text:p>
      <text:p text:style-name="P5"/>
      <text:p text:style-name="P5"><text:tab/><text:tab/>if(filled&lt;nframes)</text:p>
      <text:p text:style-name="P5"><text:tab/><text:tab/>{</text:p>
      <text:p text:style-name="P5"><text:tab/><text:tab/><text:tab/>frames[filled++]=ref[index];</text:p>
      <text:p text:style-name="P5"><text:tab/><text:tab/><text:tab/>enqueue(head, ref[index]);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int data=dequeue(head);</text:p>
      <text:p text:style-name="P5"><text:tab/><text:tab/><text:tab/>for(i=0;i&lt;filled;i++)</text:p>
      <text:p text:style-name="P5"><text:tab/><text:tab/><text:tab/><text:tab/>if(frames[i]==data)</text:p>
      <text:p text:style-name="P5"><text:tab/><text:tab/><text:tab/><text:tab/>{</text:p>
      <text:p text:style-name="P5"><text:tab/><text:tab/><text:tab/><text:tab/><text:tab/>frames[i]=ref[index];</text:p>
      <text:p text:style-name="P5"><text:tab/><text:tab/><text:tab/><text:tab/><text:tab/>enqueue(head, ref[index]);</text:p>
      <text:p text:style-name="P5"><text:tab/><text:tab/><text:tab/><text:tab/><text:tab/>break;</text:p>
      <text:p text:style-name="P5"><text:tab/><text:tab/><text:tab/><text:tab/>}</text:p>
      <text:p text:style-name="P5"><text:tab/><text:tab/>}</text:p>
      <text:p text:style-name="P5"><text:tab/><text:tab/>index++;</text:p>
      <text:p text:style-name="P5"><text:soft-page-break/><text:tab/><text:tab/><text:tab/></text:p>
      <text:p text:style-name="P5"><text:tab/><text:tab/>for(i=0;i&lt;filled;i++)</text:p>
      <text:p text:style-name="P5"><text:tab/><text:tab/><text:tab/>printf("%5d", frames[i]);</text:p>
      <text:p text:style-name="P5"><text:tab/><text:tab/>printf("%*d", (nframes-filled+1)*5, pgfault);</text:p>
      <text:p text:style-name="P5"><text:tab/>}</text:p>
      <text:p text:style-name="P5"><text:tab/>printf("\nTotal Number of Page Faults: %d\n", pgfault);</text:p>
      <text:p text:style-name="P5">}</text:p>
      <text:p text:style-name="P5"/>
      <text:p text:style-name="P5">int lsearch(int ref[], int start, int data)</text:p>
      <text:p text:style-name="P5">{</text:p>
      <text:p text:style-name="P5"><text:tab/>int i=start;</text:p>
      <text:p text:style-name="P5"><text:tab/>while(ref[i]!=-1)</text:p>
      <text:p text:style-name="P5"><text:tab/><text:tab/>if(ref[i++]==data)</text:p>
      <text:p text:style-name="P5"><text:tab/><text:tab/><text:tab/>break;</text:p>
      <text:p text:style-name="P5"><text:tab/>return i;</text:p>
      <text:p text:style-name="P5">}</text:p>
      <text:p text:style-name="P5"/>
      <text:p text:style-name="P5">void optimal(int ref[], int nframes)</text:p>
      <text:p text:style-name="P5">{</text:p>
      <text:p text:style-name="P5"><text:tab/>printf("\n\nOPTIMAL PAGE REPLACEMENT ALGORITHM\n");</text:p>
      <text:p text:style-name="P5"><text:tab/>int frames[nframes];</text:p>
      <text:p text:style-name="P5"><text:tab/>int filled=0, index=0, i=0, pgfault=0;</text:p>
      <text:p text:style-name="P5"><text:tab/></text:p>
      <text:p text:style-name="P5"><text:tab/>printf("%10s%*s\t%s", "Page ref-&gt;", 6*nframes, "Memory -&gt; ", "PF");</text:p>
      <text:p text:style-name="P5"><text:tab/>while(ref[index]!=-1)</text:p>
      <text:p text:style-name="P5"><text:tab/>{</text:p>
      <text:p text:style-name="P5"><text:tab/><text:tab/>printf("\n%d -&gt; ", ref[index]);</text:p>
      <text:p text:style-name="P5"/>
      <text:p text:style-name="P5"><text:tab/><text:tab/>for(i=0;i&lt;filled;i++)</text:p>
      <text:p text:style-name="P5"><text:tab/><text:tab/><text:tab/>if(frames[i]==ref[index])</text:p>
      <text:p text:style-name="P5"><text:tab/><text:tab/><text:tab/><text:tab/>break;</text:p>
      <text:p text:style-name="P5"><text:tab/><text:tab/>if(i!=filled)</text:p>
      <text:p text:style-name="P5"><text:tab/><text:tab/>{</text:p>
      <text:p text:style-name="P5"><text:tab/><text:tab/><text:tab/>index++;</text:p>
      <text:p text:style-name="P5"><text:tab/><text:tab/><text:tab/>for(i=0;i&lt;filled;i++)</text:p>
      <text:p text:style-name="P5"><text:tab/><text:tab/><text:tab/><text:tab/>printf("%5d", frames[i]);</text:p>
      <text:p text:style-name="P5"><text:tab/><text:tab/><text:tab/>printf("%*s", (nframes-filled+1)*5, "-");</text:p>
      <text:p text:style-name="P5"><text:tab/><text:tab/><text:tab/>continue;</text:p>
      <text:p text:style-name="P5"><text:tab/><text:tab/>}</text:p>
      <text:p text:style-name="P5"><text:tab/></text:p>
      <text:p text:style-name="P5"><text:tab/><text:tab/>pgfault++;</text:p>
      <text:p text:style-name="P5"/>
      <text:p text:style-name="P5"><text:tab/><text:tab/>if(filled&lt;nframes)</text:p>
      <text:p text:style-name="P5"><text:tab/><text:tab/><text:tab/>frames[filled++]=ref[index];</text:p>
      <text:p text:style-name="P5"/>
      <text:p text:style-name="P5"><text:soft-page-break/><text:tab/><text:tab/>else</text:p>
      <text:p text:style-name="P5"><text:tab/><text:tab/>{</text:p>
      <text:p text:style-name="P5"><text:tab/><text:tab/><text:tab/>int data;</text:p>
      <text:p text:style-name="P5"><text:tab/><text:tab/><text:tab/>int rindex=lsearch(ref, index+1, frames[0]);</text:p>
      <text:p text:style-name="P5"><text:tab/><text:tab/><text:tab/>int findex=0;</text:p>
      <text:p text:style-name="P5"><text:tab/><text:tab/><text:tab/>for(i=1;i&lt;filled;i++)</text:p>
      <text:p text:style-name="P5"><text:tab/><text:tab/><text:tab/>{</text:p>
      <text:p text:style-name="P5"><text:tab/><text:tab/><text:tab/><text:tab/>int ind=lsearch(ref, index+1, frames[i]);</text:p>
      <text:p text:style-name="P5"><text:tab/><text:tab/><text:tab/><text:tab/>if(ind&gt;rindex)</text:p>
      <text:p text:style-name="P5"><text:tab/><text:tab/><text:tab/><text:tab/>{</text:p>
      <text:p text:style-name="P5"><text:tab/><text:tab/><text:tab/><text:tab/><text:tab/>rindex=ind;</text:p>
      <text:p text:style-name="P5"><text:tab/><text:tab/><text:tab/><text:tab/><text:tab/>findex=i;</text:p>
      <text:p text:style-name="P5"><text:tab/><text:tab/><text:tab/><text:tab/>}</text:p>
      <text:p text:style-name="P5"><text:tab/><text:tab/><text:tab/>}</text:p>
      <text:p text:style-name="P5"><text:tab/><text:tab/><text:tab/>frames[findex]=ref[index];</text:p>
      <text:p text:style-name="P5"><text:tab/><text:tab/>}</text:p>
      <text:p text:style-name="P5"><text:tab/><text:tab/>index++;</text:p>
      <text:p text:style-name="P5"><text:tab/><text:tab/><text:tab/></text:p>
      <text:p text:style-name="P5"><text:tab/><text:tab/>for(i=0;i&lt;filled;i++)</text:p>
      <text:p text:style-name="P5"><text:tab/><text:tab/><text:tab/>printf("%5d", frames[i]);</text:p>
      <text:p text:style-name="P5"><text:tab/><text:tab/>printf("%*d", (nframes-filled+1)*5, pgfault);</text:p>
      <text:p text:style-name="P5"><text:tab/>}</text:p>
      <text:p text:style-name="P5"><text:tab/>printf("\nTotal Number of Page Faults: %d\n", pgfault);</text:p>
      <text:p text:style-name="P5">}</text:p>
      <text:p text:style-name="P5"/>
      <text:p text:style-name="P5">void lru(int ref[], int nframes)</text:p>
      <text:p text:style-name="P5">{</text:p>
      <text:p text:style-name="P5"><text:tab/>printf("\n\nLRU PAGE REPLACEMENT ALGORITHM\n");</text:p>
      <text:p text:style-name="P5"><text:tab/>int frames[nframes];</text:p>
      <text:p text:style-name="P5"><text:tab/>int filled=0, index=0, i=0, pgfault=0;</text:p>
      <text:p text:style-name="P5"><text:tab/>int counter=0;</text:p>
      <text:p text:style-name="P5"><text:tab/>int freq[20];</text:p>
      <text:p text:style-name="P5"><text:tab/>for(i=0;i&lt;20;i++)</text:p>
      <text:p text:style-name="P5"><text:tab/><text:tab/>freq[i]=MAX;</text:p>
      <text:p text:style-name="P5"><text:tab/></text:p>
      <text:p text:style-name="P5"><text:tab/>printf("%10s%*s\t%s", "Page ref-&gt;", 6*nframes, "Memory -&gt; ", "PF");</text:p>
      <text:p text:style-name="P5"><text:tab/>while(ref[index]!=-1)</text:p>
      <text:p text:style-name="P5"><text:tab/>{</text:p>
      <text:p text:style-name="P5"><text:tab/><text:tab/>printf("\n%d -&gt; ", ref[index]);</text:p>
      <text:p text:style-name="P5"/>
      <text:p text:style-name="P5"><text:tab/><text:tab/>for(i=0;i&lt;filled;i++)</text:p>
      <text:p text:style-name="P5"><text:tab/><text:tab/><text:tab/>if(frames[i]==ref[index])</text:p>
      <text:p text:style-name="P5"><text:tab/><text:tab/><text:tab/><text:tab/>break;</text:p>
      <text:p text:style-name="P5"/>
      <text:p text:style-name="P5"/>
      <text:p text:style-name="P5"><text:soft-page-break/><text:tab/><text:tab/>if(i!=filled)</text:p>
      <text:p text:style-name="P5"><text:tab/><text:tab/>{</text:p>
      <text:p text:style-name="P5"><text:tab/><text:tab/><text:tab/>freq[ref[index]]=counter;</text:p>
      <text:p text:style-name="P5"><text:tab/><text:tab/><text:tab/>counter++;</text:p>
      <text:p text:style-name="P5"><text:tab/><text:tab/><text:tab/>index++;</text:p>
      <text:p text:style-name="P5"><text:tab/><text:tab/><text:tab/>for(i=0;i&lt;filled;i++)</text:p>
      <text:p text:style-name="P5"><text:tab/><text:tab/><text:tab/><text:tab/>printf("%5d", frames[i]);</text:p>
      <text:p text:style-name="P5"><text:tab/><text:tab/><text:tab/>printf("%*s", (nframes-filled+1)*5, "-");</text:p>
      <text:p text:style-name="P5"><text:tab/><text:tab/><text:tab/>continue;</text:p>
      <text:p text:style-name="P5"><text:tab/><text:tab/>}</text:p>
      <text:p text:style-name="P5"><text:tab/></text:p>
      <text:p text:style-name="P5"><text:tab/><text:tab/>pgfault++;</text:p>
      <text:p text:style-name="P5"/>
      <text:p text:style-name="P5"><text:tab/><text:tab/>if(filled&lt;nframes)</text:p>
      <text:p text:style-name="P5"><text:tab/><text:tab/><text:tab/>frames[filled++]=ref[index];</text:p>
      <text:p text:style-name="P5"><text:tab/><text:tab/>else</text:p>
      <text:p text:style-name="P5"><text:tab/><text:tab/>{</text:p>
      <text:p text:style-name="P5"><text:tab/><text:tab/><text:tab/>int r=freq[frames[0]];</text:p>
      <text:p text:style-name="P5"><text:tab/><text:tab/><text:tab/>int findex=0;</text:p>
      <text:p text:style-name="P5"><text:tab/><text:tab/><text:tab/>for(i=1;i&lt;filled;i++)</text:p>
      <text:p text:style-name="P5"><text:tab/><text:tab/><text:tab/>{</text:p>
      <text:p text:style-name="P5"><text:tab/><text:tab/><text:tab/><text:tab/>if(freq[frames[i]] &lt; r)</text:p>
      <text:p text:style-name="P5"><text:tab/><text:tab/><text:tab/><text:tab/>{</text:p>
      <text:p text:style-name="P5"><text:tab/><text:tab/><text:tab/><text:tab/><text:tab/>r = freq[frames[i]];</text:p>
      <text:p text:style-name="P5"><text:tab/><text:tab/><text:tab/><text:tab/><text:tab/>findex=i;</text:p>
      <text:p text:style-name="P5"><text:tab/><text:tab/><text:tab/><text:tab/>}</text:p>
      <text:p text:style-name="P5"><text:tab/><text:tab/><text:tab/>}</text:p>
      <text:p text:style-name="P5"><text:tab/><text:tab/><text:tab/>frames[findex]=ref[index];</text:p>
      <text:p text:style-name="P5"><text:tab/><text:tab/>}</text:p>
      <text:p text:style-name="P5"/>
      <text:p text:style-name="P5"><text:tab/><text:tab/>freq[ref[index]]=counter;</text:p>
      <text:p text:style-name="P5"><text:tab/><text:tab/>counter++;</text:p>
      <text:p text:style-name="P5"><text:tab/><text:tab/>index++;</text:p>
      <text:p text:style-name="P5"><text:tab/><text:tab/><text:tab/></text:p>
      <text:p text:style-name="P5"><text:tab/><text:tab/>for(i=0;i&lt;filled;i++)</text:p>
      <text:p text:style-name="P5"><text:tab/><text:tab/><text:tab/>printf("%5d", frames[i]);</text:p>
      <text:p text:style-name="P5"><text:tab/><text:tab/>printf("%*d", (nframes-filled+1)*5, pgfault);</text:p>
      <text:p text:style-name="P5"><text:tab/>}</text:p>
      <text:p text:style-name="P5"><text:tab/>printf("\nTotal Number of Page Faults: %d\n", pgfault);</text:p>
      <text:p text:style-name="P5">}</text:p>
      <text:p text:style-name="P5"/>
      <text:p text:style-name="P5">void lfu(int ref[], int nframes)</text:p>
      <text:p text:style-name="P5">{</text:p>
      <text:p text:style-name="P5"><text:tab/>printf("\n\nLFU PAGE REPLACEMENT ALGORITHM\n");</text:p>
      <text:p text:style-name="P5"><text:tab/>int frames[nframes];</text:p>
      <text:p text:style-name="P5"><text:soft-page-break/><text:tab/>int filled=0, index=0, i=0, pgfault=0;</text:p>
      <text:p text:style-name="P5"><text:tab/>int freq[20];</text:p>
      <text:p text:style-name="P5"><text:tab/>for(i=0;i&lt;20;i++)</text:p>
      <text:p text:style-name="P5"><text:tab/><text:tab/>freq[i]=0;</text:p>
      <text:p text:style-name="P5"><text:tab/></text:p>
      <text:p text:style-name="P5"><text:tab/>printf("%10s%*s\t%s", "Page ref-&gt;", 6*nframes, "Memory -&gt; ", "PF");</text:p>
      <text:p text:style-name="P5"><text:tab/>while(ref[index]!=-1)</text:p>
      <text:p text:style-name="P5"><text:tab/>{</text:p>
      <text:p text:style-name="P5"><text:tab/><text:tab/>printf("\n%d -&gt; ", ref[index]);</text:p>
      <text:p text:style-name="P5"/>
      <text:p text:style-name="P5"><text:tab/><text:tab/>for(i=0;i&lt;filled;i++)</text:p>
      <text:p text:style-name="P5"><text:tab/><text:tab/><text:tab/>if(frames[i]==ref[index])</text:p>
      <text:p text:style-name="P5"><text:tab/><text:tab/><text:tab/><text:tab/>break;</text:p>
      <text:p text:style-name="P5"><text:tab/><text:tab/>if(i!=filled)</text:p>
      <text:p text:style-name="P5"><text:tab/><text:tab/>{</text:p>
      <text:p text:style-name="P5"><text:tab/><text:tab/><text:tab/>freq[ref[index]]++;</text:p>
      <text:p text:style-name="P5"><text:tab/><text:tab/><text:tab/>index++;</text:p>
      <text:p text:style-name="P5"><text:tab/><text:tab/><text:tab/>for(i=0;i&lt;filled;i++)</text:p>
      <text:p text:style-name="P5"><text:tab/><text:tab/><text:tab/><text:tab/>printf("%5d", frames[i]);</text:p>
      <text:p text:style-name="P5"><text:tab/><text:tab/><text:tab/>printf("%*s", (nframes-filled+1)*5, "-");</text:p>
      <text:p text:style-name="P5"><text:tab/><text:tab/><text:tab/>continue;</text:p>
      <text:p text:style-name="P5"><text:tab/><text:tab/>}</text:p>
      <text:p text:style-name="P5"><text:tab/></text:p>
      <text:p text:style-name="P5"><text:tab/><text:tab/>pgfault++;</text:p>
      <text:p text:style-name="P5"/>
      <text:p text:style-name="P5"><text:tab/><text:tab/>if(filled&lt;nframes)</text:p>
      <text:p text:style-name="P5"><text:tab/><text:tab/><text:tab/>frames[filled++]=ref[index];</text:p>
      <text:p text:style-name="P5"><text:tab/><text:tab/>else</text:p>
      <text:p text:style-name="P5"><text:tab/><text:tab/>{</text:p>
      <text:p text:style-name="P5"><text:tab/><text:tab/><text:tab/>int frequency=freq[frames[0]];</text:p>
      <text:p text:style-name="P5"><text:tab/><text:tab/><text:tab/>int findex=0;</text:p>
      <text:p text:style-name="P5"><text:tab/><text:tab/><text:tab/>for(i=1;i&lt;filled;i++)</text:p>
      <text:p text:style-name="P5"><text:tab/><text:tab/><text:tab/>{</text:p>
      <text:p text:style-name="P5"><text:tab/><text:tab/><text:tab/><text:tab/>if(freq[frames[i]] &lt; frequency)</text:p>
      <text:p text:style-name="P5"><text:tab/><text:tab/><text:tab/><text:tab/>{</text:p>
      <text:p text:style-name="P5"><text:tab/><text:tab/><text:tab/><text:tab/><text:tab/>frequency = freq[frames[i]];</text:p>
      <text:p text:style-name="P5"><text:tab/><text:tab/><text:tab/><text:tab/><text:tab/>findex=i;</text:p>
      <text:p text:style-name="P5"><text:tab/><text:tab/><text:tab/><text:tab/>}</text:p>
      <text:p text:style-name="P5"><text:tab/><text:tab/><text:tab/>}</text:p>
      <text:p text:style-name="P5"><text:tab/><text:tab/><text:tab/>frames[findex]=ref[index];</text:p>
      <text:p text:style-name="P5"><text:tab/><text:tab/>}</text:p>
      <text:p text:style-name="P5"/>
      <text:p text:style-name="P5"><text:tab/><text:tab/>freq[ref[index]]++;</text:p>
      <text:p text:style-name="P5"><text:tab/><text:tab/>index++;</text:p>
      <text:p text:style-name="P5"><text:tab/><text:tab/><text:tab/></text:p>
      <text:p text:style-name="P5"><text:soft-page-break/><text:tab/><text:tab/>for(i=0;i&lt;filled;i++)</text:p>
      <text:p text:style-name="P5"><text:tab/><text:tab/><text:tab/>printf("%5d", frames[i]);</text:p>
      <text:p text:style-name="P5"><text:tab/><text:tab/>printf("%*d", (nframes-filled+1)*5, pgfault);</text:p>
      <text:p text:style-name="P5"><text:tab/>}</text:p>
      <text:p text:style-name="P5"><text:tab/>printf("\nTotal Number of Page Faults: %d\n", pgfault);</text:p>
      <text:p text:style-name="P5">}</text:p>
      <text:p text:style-name="P5"/>
      <text:p text:style-name="P5">void main()</text:p>
      <text:p text:style-name="P5">{</text:p>
      <text:p text:style-name="P5"><text:tab/>int nfree, nframes, index;</text:p>
      <text:p text:style-name="P5"><text:tab/>int ref[30];</text:p>
      <text:p text:style-name="P5"><text:tab/>int option;</text:p>
      <text:p text:style-name="P5"/>
      <text:p text:style-name="P5"><text:tab/>printf("\n\nPAGE REPLACEMENT ALGORITHMS\n\t1. READ_INPUT\n\t2. FIFO\n\t3. OPTIMAL\n\t4. LRU\n\t5. LFU\n\t6. EXIT\nEnter your option: ");</text:p>
      <text:p text:style-name="P5"><text:tab/>scanf("%d", &amp;option);</text:p>
      <text:p text:style-name="P5"/>
      <text:p text:style-name="P5"><text:tab/>while(option!=6)</text:p>
      <text:p text:style-name="P5"><text:tab/>{</text:p>
      <text:p text:style-name="P5"/>
      <text:p text:style-name="P5"/>
      <text:p text:style-name="P5"><text:tab/><text:tab/>switch(option)</text:p>
      <text:p text:style-name="P5"><text:tab/><text:tab/>{</text:p>
      <text:p text:style-name="P5"><text:tab/><text:tab/><text:tab/>case 1: readinput(&amp;nfree, &amp;nframes, ref);</text:p>
      <text:p text:style-name="P5"><text:tab/><text:tab/><text:tab/><text:tab/><text:tab/>break; </text:p>
      <text:p text:style-name="P5"><text:tab/><text:tab/><text:tab/>case 2: fifo(ref, nframes);</text:p>
      <text:p text:style-name="P5"><text:tab/><text:tab/><text:tab/><text:tab/><text:tab/>break;</text:p>
      <text:p text:style-name="P5"><text:tab/><text:tab/><text:tab/>case 3: optimal(ref, nframes);</text:p>
      <text:p text:style-name="P5"><text:tab/><text:tab/><text:tab/><text:tab/><text:tab/>break;</text:p>
      <text:p text:style-name="P5"><text:tab/><text:tab/><text:tab/>case 4: lru(ref, nframes);</text:p>
      <text:p text:style-name="P5"><text:tab/><text:tab/><text:tab/><text:tab/><text:tab/>break;</text:p>
      <text:p text:style-name="P5"><text:tab/><text:tab/><text:tab/>case 5: lfu(ref, nframes);</text:p>
      <text:p text:style-name="P5"><text:tab/><text:tab/><text:tab/><text:tab/><text:tab/>break;</text:p>
      <text:p text:style-name="P5"><text:tab/><text:tab/>}</text:p>
      <text:p text:style-name="P5"><text:tab/><text:tab/>printf("\n\nPAGE REPLACEMENT ALGORITHMS\n\t1. READ_INPUT\n\t2. FIFO\n\t3. OPTIMAL\n\t4. LRU\n\t5. LFU\n\t6. EXIT\nEnter your option: ");</text:p>
      <text:p text:style-name="P5"><text:tab/><text:tab/>scanf("%d", &amp;option);</text:p>
      <text:p text:style-name="P5"/>
      <text:p text:style-name="P5"><text:tab/>}</text:p>
      <text:p text:style-name="P5"/>
      <text:p text:style-name="P5">}</text:p>
      <text:p text:style-name="P5"/>
      <text:p text:style-name="P5"/>
      <text:p text:style-name="P2"/>
      <text:p text:style-name="P2"><text:soft-page-break/>OUTPUT:</text:p>
      <text:p text:style-name="P1">(base) lakshmi@LakshmiPriya:~/OS$ gcc pagerep.c -o p</text:p>
      <text:p text:style-name="P1">(base) lakshmi@LakshmiPriya:~/OS$ ./p</text:p>
      <text:p text:style-name="P1"/>
      <text:p text:style-name="P1"/>
      <text:p text:style-name="P1">PAGE REPLACEMENT ALGORITHMS</text:p>
      <text:p text:style-name="P1"><text:tab/>1. READ_INPUT</text:p>
      <text:p text:style-name="P1"><text:tab/>2. FIFO</text:p>
      <text:p text:style-name="P1"><text:tab/>3. OPTIMAL</text:p>
      <text:p text:style-name="P1"><text:tab/>4. LRU</text:p>
      <text:p text:style-name="P1"><text:tab/>5. LFU</text:p>
      <text:p text:style-name="P1"><text:tab/>6. EXIT</text:p>
      <text:p text:style-name="P1">Enter your option: 1</text:p>
      <text:p text:style-name="P1"/>
      <text:p text:style-name="P1">Enter number of free frames: 5</text:p>
      <text:p text:style-name="P1"/>
      <text:p text:style-name="P1">Enter number of frames required by process: 3</text:p>
      <text:p text:style-name="P1"/>
      <text:p text:style-name="P1">Enter reference string(end with -1): 7 0 1 2 0 3 0 4 2 3 0 3 2 1 2 0 1 7 0 1 -1</text:p>
      <text:p text:style-name="P1"/>
      <text:p text:style-name="P1"/>
      <text:p text:style-name="P1">PAGE REPLACEMENT ALGORITHMS</text:p>
      <text:p text:style-name="P1"><text:tab/>1. READ_INPUT</text:p>
      <text:p text:style-name="P1"><text:tab/>2. FIFO</text:p>
      <text:p text:style-name="P1"><text:tab/>3. OPTIMAL</text:p>
      <text:p text:style-name="P1"><text:tab/>4. LRU</text:p>
      <text:p text:style-name="P1"><text:tab/>5. LFU</text:p>
      <text:p text:style-name="P1"><text:tab/>6. EXIT</text:p>
      <text:p text:style-name="P1">Enter your option: 2</text:p>
      <text:p text:style-name="P1"/>
      <text:p text:style-name="P1"/>
      <text:p text:style-name="P1">FIFO PAGE REPLACEMENT ALGORITHM</text:p>
      <text:p text:style-name="P1">Page ref-&gt; Memory -&gt; PF</text:p>
      <text:p text:style-name="P1"><text:s text:c="9"/>7 -&gt; <text:s text:c="4"/>7 <text:s text:c="15"/>1</text:p>
      <text:p text:style-name="P1"><text:s text:c="9"/>0 -&gt; <text:s text:c="4"/>7 <text:s text:c="3"/>0 <text:s text:c="9"/>2</text:p>
      <text:p text:style-name="P1"><text:s text:c="9"/>1 -&gt; <text:s text:c="4"/>7 <text:s text:c="3"/>0 <text:s text:c="3"/>1 <text:s text:c="3"/>3</text:p>
      <text:p text:style-name="P1"><text:s text:c="9"/>2 -&gt; <text:s text:c="4"/>2 <text:s text:c="3"/>0 <text:s text:c="3"/>1 <text:s text:c="3"/>4</text:p>
      <text:p text:style-name="P1"><text:s text:c="9"/>0 -&gt; <text:s text:c="4"/>2 <text:s text:c="3"/>0 <text:s text:c="3"/>1 <text:s text:c="3"/>-</text:p>
      <text:p text:style-name="P1"><text:s text:c="9"/>3 -&gt; <text:s text:c="4"/>2 <text:s text:c="3"/>3 <text:s text:c="3"/>1 <text:s text:c="3"/>5</text:p>
      <text:p text:style-name="P1"><text:s text:c="9"/>0 -&gt; <text:s text:c="4"/>2 <text:s text:c="3"/>3 <text:s text:c="3"/>0 <text:s text:c="3"/>6</text:p>
      <text:p text:style-name="P1"><text:s text:c="9"/>4 -&gt; <text:s text:c="4"/>4 <text:s text:c="3"/>3 <text:s text:c="3"/>0 <text:s text:c="3"/>7</text:p>
      <text:p text:style-name="P1"><text:s text:c="9"/>2 -&gt; <text:s text:c="4"/>4 <text:s text:c="3"/>2 <text:s text:c="3"/>0 <text:s text:c="3"/>8</text:p>
      <text:p text:style-name="P1"><text:s text:c="9"/>3 -&gt; <text:s text:c="4"/>4 <text:s text:c="3"/>2 <text:s text:c="3"/>3 <text:s text:c="3"/>9</text:p>
      <text:p text:style-name="P1"><text:s text:c="9"/>0 -&gt; <text:s text:c="4"/>0 <text:s text:c="3"/>2 <text:s text:c="3"/>3 <text:s text:c="2"/>10</text:p>
      <text:p text:style-name="P1"><text:s text:c="9"/>3 -&gt; <text:s text:c="4"/>0 <text:s text:c="3"/>2 <text:s text:c="3"/>3 <text:s text:c="3"/>-</text:p>
      <text:p text:style-name="P1"><text:soft-page-break/><text:s text:c="9"/>2 -&gt; <text:s text:c="4"/>0 <text:s text:c="3"/>2 <text:s text:c="3"/>3 <text:s text:c="3"/>-</text:p>
      <text:p text:style-name="P1"><text:s text:c="9"/>1 -&gt; <text:s text:c="4"/>0 <text:s text:c="3"/>1 <text:s text:c="3"/>3 <text:s text:c="2"/>11</text:p>
      <text:p text:style-name="P1"><text:s text:c="9"/>2 -&gt; <text:s text:c="4"/>0 <text:s text:c="3"/>1 <text:s text:c="3"/>2 <text:s text:c="2"/>12</text:p>
      <text:p text:style-name="P1"><text:s text:c="9"/>0 -&gt; <text:s text:c="4"/>0 <text:s text:c="3"/>1 <text:s text:c="3"/>2 <text:s text:c="3"/>-</text:p>
      <text:p text:style-name="P1"><text:s text:c="9"/>1 -&gt; <text:s text:c="4"/>0 <text:s text:c="3"/>1 <text:s text:c="3"/>2 <text:s text:c="3"/>-</text:p>
      <text:p text:style-name="P1"><text:s text:c="9"/>7 -&gt; <text:s text:c="4"/>7 <text:s text:c="3"/>1 <text:s text:c="3"/>2 <text:s text:c="2"/>13</text:p>
      <text:p text:style-name="P1"><text:s text:c="9"/>0 -&gt; <text:s text:c="4"/>7 <text:s text:c="3"/>0 <text:s text:c="3"/>2 <text:s text:c="2"/>14</text:p>
      <text:p text:style-name="P1"><text:s text:c="9"/>1 -&gt; <text:s text:c="4"/>7 <text:s text:c="3"/>0 <text:s text:c="3"/>1 <text:s text:c="2"/>15</text:p>
      <text:p text:style-name="P1">Total Number of Page Faults: 15</text:p>
      <text:p text:style-name="P1"/>
      <text:p text:style-name="P1"/>
      <text:p text:style-name="P1">PAGE REPLACEMENT ALGORITHMS</text:p>
      <text:p text:style-name="P1"><text:tab/>1. READ_INPUT</text:p>
      <text:p text:style-name="P1"><text:tab/>2. FIFO</text:p>
      <text:p text:style-name="P1"><text:tab/>3. OPTIMAL</text:p>
      <text:p text:style-name="P1"><text:tab/>4. LRU</text:p>
      <text:p text:style-name="P1"><text:tab/>5. LFU</text:p>
      <text:p text:style-name="P1"><text:tab/>6. EXIT</text:p>
      <text:p text:style-name="P1">Enter your option: 3</text:p>
      <text:p text:style-name="P1"/>
      <text:p text:style-name="P1"/>
      <text:p text:style-name="P1">OPTIMAL PAGE REPLACEMENT ALGORITHM</text:p>
      <text:p text:style-name="P3">Page ref-&gt; Memory -&gt; PF</text:p>
      <text:p text:style-name="P3">7 -&gt; <text:s text:c="4"/>7 <text:s text:c="15"/>1</text:p>
      <text:p text:style-name="P1">0 -&gt; <text:s text:c="4"/>7 <text:s text:c="3"/>0 <text:s text:c="9"/>2</text:p>
      <text:p text:style-name="P1">1 -&gt; <text:s text:c="4"/>7 <text:s text:c="3"/>0 <text:s text:c="3"/>1 <text:s text:c="3"/>3</text:p>
      <text:p text:style-name="P1">2 -&gt; <text:s text:c="4"/>2 <text:s text:c="3"/>0 <text:s text:c="3"/>1 <text:s text:c="3"/>4</text:p>
      <text:p text:style-name="P1">0 -&gt; <text:s text:c="4"/>2 <text:s text:c="3"/>0 <text:s text:c="3"/>1 <text:s text:c="3"/>-</text:p>
      <text:p text:style-name="P1">3 -&gt; <text:s text:c="4"/>2 <text:s text:c="3"/>0 <text:s text:c="3"/>3 <text:s text:c="3"/>5</text:p>
      <text:p text:style-name="P1">0 -&gt; <text:s text:c="4"/>2 <text:s text:c="3"/>0 <text:s text:c="3"/>3 <text:s text:c="3"/>-</text:p>
      <text:p text:style-name="P1">4 -&gt; <text:s text:c="4"/>2 <text:s text:c="3"/>4 <text:s text:c="3"/>3 <text:s text:c="3"/>6</text:p>
      <text:p text:style-name="P1">2 -&gt; <text:s text:c="4"/>2 <text:s text:c="3"/>4 <text:s text:c="3"/>3 <text:s text:c="3"/>-</text:p>
      <text:p text:style-name="P1">3 -&gt; <text:s text:c="4"/>2 <text:s text:c="3"/>4 <text:s text:c="3"/>3 <text:s text:c="3"/>-</text:p>
      <text:p text:style-name="P1">0 -&gt; <text:s text:c="4"/>2 <text:s text:c="3"/>0 <text:s text:c="3"/>3 <text:s text:c="3"/>7</text:p>
      <text:p text:style-name="P1">3 -&gt; <text:s text:c="4"/>2 <text:s text:c="3"/>0 <text:s text:c="3"/>3 <text:s text:c="3"/>-</text:p>
      <text:p text:style-name="P1">2 -&gt; <text:s text:c="4"/>2 <text:s text:c="3"/>0 <text:s text:c="3"/>3 <text:s text:c="3"/>-</text:p>
      <text:p text:style-name="P1">1 -&gt; <text:s text:c="4"/>2 <text:s text:c="3"/>0 <text:s text:c="3"/>1 <text:s text:c="3"/>8</text:p>
      <text:p text:style-name="P1">2 -&gt; <text:s text:c="4"/>2 <text:s text:c="3"/>0 <text:s text:c="3"/>1 <text:s text:c="3"/>-</text:p>
      <text:p text:style-name="P1">0 -&gt; <text:s text:c="4"/>2 <text:s text:c="3"/>0 <text:s text:c="3"/>1 <text:s text:c="3"/>-</text:p>
      <text:p text:style-name="P1">1 -&gt; <text:s text:c="4"/>2 <text:s text:c="3"/>0 <text:s text:c="3"/>1 <text:s text:c="3"/>-</text:p>
      <text:p text:style-name="P1">7 -&gt; <text:s text:c="4"/>7 <text:s text:c="3"/>0 <text:s text:c="3"/>1 <text:s text:c="3"/>9</text:p>
      <text:p text:style-name="P1">0 -&gt; <text:s text:c="4"/>7 <text:s text:c="3"/>0 <text:s text:c="3"/>1 <text:s text:c="3"/>-</text:p>
      <text:p text:style-name="P1">1 -&gt; <text:s text:c="4"/>7 <text:s text:c="3"/>0 <text:s text:c="3"/>1 <text:s text:c="3"/>-</text:p>
      <text:p text:style-name="P1">Total Number of Page Faults: 9</text:p>
      <text:p text:style-name="P1"/>
      <text:p text:style-name="P1"><text:soft-page-break/></text:p>
      <text:p text:style-name="P1">PAGE REPLACEMENT ALGORITHMS</text:p>
      <text:p text:style-name="P1"><text:tab/>1. READ_INPUT</text:p>
      <text:p text:style-name="P1"><text:tab/>2. FIFO</text:p>
      <text:p text:style-name="P1"><text:tab/>3. OPTIMAL</text:p>
      <text:p text:style-name="P1"><text:tab/>4. LRU</text:p>
      <text:p text:style-name="P1"><text:tab/>5. LFU</text:p>
      <text:p text:style-name="P1"><text:tab/>6. EXIT</text:p>
      <text:p text:style-name="P1">Enter your option: 4</text:p>
      <text:p text:style-name="P1"/>
      <text:p text:style-name="P1"/>
      <text:p text:style-name="P1">LRU PAGE REPLACEMENT ALGORITHM</text:p>
      <text:p text:style-name="P3">Page ref-&gt; Memory -&gt; PF</text:p>
      <text:p text:style-name="P3">7 -&gt; <text:s text:c="4"/>7 <text:s text:c="15"/>1</text:p>
      <text:p text:style-name="P1">0 -&gt; <text:s text:c="4"/>7 <text:s text:c="3"/>0 <text:s text:c="9"/>2</text:p>
      <text:p text:style-name="P1">1 -&gt; <text:s text:c="4"/>7 <text:s text:c="3"/>0 <text:s text:c="3"/>1 <text:s text:c="3"/>3</text:p>
      <text:p text:style-name="P1">2 -&gt; <text:s text:c="4"/>2 <text:s text:c="3"/>0 <text:s text:c="3"/>1 <text:s text:c="3"/>4</text:p>
      <text:p text:style-name="P1">0 -&gt; <text:s text:c="4"/>2 <text:s text:c="3"/>0 <text:s text:c="3"/>1 <text:s text:c="3"/>-</text:p>
      <text:p text:style-name="P1">3 -&gt; <text:s text:c="4"/>2 <text:s text:c="3"/>0 <text:s text:c="3"/>3 <text:s text:c="3"/>5</text:p>
      <text:p text:style-name="P1">0 -&gt; <text:s text:c="4"/>2 <text:s text:c="3"/>0 <text:s text:c="3"/>3 <text:s text:c="3"/>-</text:p>
      <text:p text:style-name="P1">4 -&gt; <text:s text:c="4"/>4 <text:s text:c="3"/>0 <text:s text:c="3"/>3 <text:s text:c="3"/>6</text:p>
      <text:p text:style-name="P1">2 -&gt; <text:s text:c="4"/>4 <text:s text:c="3"/>0 <text:s text:c="3"/>2 <text:s text:c="3"/>7</text:p>
      <text:p text:style-name="P1">3 -&gt; <text:s text:c="4"/>4 <text:s text:c="3"/>3 <text:s text:c="3"/>2 <text:s text:c="3"/>8</text:p>
      <text:p text:style-name="P1">0 -&gt; <text:s text:c="4"/>0 <text:s text:c="3"/>3 <text:s text:c="3"/>2 <text:s text:c="3"/>9</text:p>
      <text:p text:style-name="P1">3 -&gt; <text:s text:c="4"/>0 <text:s text:c="3"/>3 <text:s text:c="3"/>2 <text:s text:c="3"/>-</text:p>
      <text:p text:style-name="P1">2 -&gt; <text:s text:c="4"/>0 <text:s text:c="3"/>3 <text:s text:c="3"/>2 <text:s text:c="3"/>-</text:p>
      <text:p text:style-name="P1">1 -&gt; <text:s text:c="4"/>1 <text:s text:c="3"/>3 <text:s text:c="3"/>2 <text:s text:c="2"/>10</text:p>
      <text:p text:style-name="P1">2 -&gt; <text:s text:c="4"/>1 <text:s text:c="3"/>3 <text:s text:c="3"/>2 <text:s text:c="3"/>-</text:p>
      <text:p text:style-name="P1">0 -&gt; <text:s text:c="4"/>1 <text:s text:c="3"/>0 <text:s text:c="3"/>2 <text:s text:c="2"/>11</text:p>
      <text:p text:style-name="P1">1 -&gt; <text:s text:c="4"/>1 <text:s text:c="3"/>0 <text:s text:c="3"/>2 <text:s text:c="3"/>-</text:p>
      <text:p text:style-name="P1">7 -&gt; <text:s text:c="4"/>1 <text:s text:c="3"/>0 <text:s text:c="3"/>7 <text:s text:c="2"/>12</text:p>
      <text:p text:style-name="P1">0 -&gt; <text:s text:c="4"/>1 <text:s text:c="3"/>0 <text:s text:c="3"/>7 <text:s text:c="3"/>-</text:p>
      <text:p text:style-name="P1">1 -&gt; <text:s text:c="4"/>1 <text:s text:c="3"/>0 <text:s text:c="3"/>7 <text:s text:c="3"/>-</text:p>
      <text:p text:style-name="P1">Total Number of Page Faults: 12</text:p>
      <text:p text:style-name="P1"/>
      <text:p text:style-name="P1"/>
      <text:p text:style-name="P1">PAGE REPLACEMENT ALGORITHMS</text:p>
      <text:p text:style-name="P1"><text:tab/>1. READ_INPUT</text:p>
      <text:p text:style-name="P1"><text:tab/>2. FIFO</text:p>
      <text:p text:style-name="P1"><text:tab/>3. OPTIMAL</text:p>
      <text:p text:style-name="P1"><text:tab/>4. LRU</text:p>
      <text:p text:style-name="P1"><text:tab/>5. LFU</text:p>
      <text:p text:style-name="P1"><text:tab/>6. EXIT</text:p>
      <text:p text:style-name="P1">Enter your option: 5</text:p>
      <text:p text:style-name="P1"/>
      <text:p text:style-name="P1"><text:soft-page-break/></text:p>
      <text:p text:style-name="P1">LFU PAGE REPLACEMENT ALGORITHM</text:p>
      <text:p text:style-name="P3">Page ref-&gt; Memory -&gt; PF</text:p>
      <text:p text:style-name="P3">7 -&gt; <text:s text:c="4"/>7 <text:s text:c="15"/>1</text:p>
      <text:p text:style-name="P1">0 -&gt; <text:s text:c="4"/>7 <text:s text:c="3"/>0 <text:s text:c="9"/>2</text:p>
      <text:p text:style-name="P1">1 -&gt; <text:s text:c="4"/>7 <text:s text:c="3"/>0 <text:s text:c="3"/>1 <text:s text:c="3"/>3</text:p>
      <text:p text:style-name="P1">2 -&gt; <text:s text:c="4"/>2 <text:s text:c="3"/>0 <text:s text:c="3"/>1 <text:s text:c="3"/>4</text:p>
      <text:p text:style-name="P1">0 -&gt; <text:s text:c="4"/>2 <text:s text:c="3"/>0 <text:s text:c="3"/>1 <text:s text:c="3"/>-</text:p>
      <text:p text:style-name="P1">3 -&gt; <text:s text:c="4"/>3 <text:s text:c="3"/>0 <text:s text:c="3"/>1 <text:s text:c="3"/>5</text:p>
      <text:p text:style-name="P1">0 -&gt; <text:s text:c="4"/>3 <text:s text:c="3"/>0 <text:s text:c="3"/>1 <text:s text:c="3"/>-</text:p>
      <text:p text:style-name="P1">4 -&gt; <text:s text:c="4"/>4 <text:s text:c="3"/>0 <text:s text:c="3"/>1 <text:s text:c="3"/>6</text:p>
      <text:p text:style-name="P1">2 -&gt; <text:s text:c="4"/>2 <text:s text:c="3"/>0 <text:s text:c="3"/>1 <text:s text:c="3"/>7</text:p>
      <text:p text:style-name="P1">3 -&gt; <text:s text:c="4"/>2 <text:s text:c="3"/>0 <text:s text:c="3"/>3 <text:s text:c="3"/>8</text:p>
      <text:p text:style-name="P1">0 -&gt; <text:s text:c="4"/>2 <text:s text:c="3"/>0 <text:s text:c="3"/>3 <text:s text:c="3"/>-</text:p>
      <text:p text:style-name="P1">3 -&gt; <text:s text:c="4"/>2 <text:s text:c="3"/>0 <text:s text:c="3"/>3 <text:s text:c="3"/>-</text:p>
      <text:p text:style-name="P1">2 -&gt; <text:s text:c="4"/>2 <text:s text:c="3"/>0 <text:s text:c="3"/>3 <text:s text:c="3"/>-</text:p>
      <text:p text:style-name="P1">1 -&gt; <text:s text:c="4"/>1 <text:s text:c="3"/>0 <text:s text:c="3"/>3 <text:s text:c="3"/>9</text:p>
      <text:p text:style-name="P1">2 -&gt; <text:s text:c="4"/>2 <text:s text:c="3"/>0 <text:s text:c="3"/>3 <text:s text:c="2"/>10</text:p>
      <text:p text:style-name="P1">0 -&gt; <text:s text:c="4"/>2 <text:s text:c="3"/>0 <text:s text:c="3"/>3 <text:s text:c="3"/>-</text:p>
      <text:p text:style-name="P1">1 -&gt; <text:s text:c="4"/>2 <text:s text:c="3"/>0 <text:s text:c="3"/>1 <text:s text:c="2"/>11</text:p>
      <text:p text:style-name="P1">7 -&gt; <text:s text:c="4"/>2 <text:s text:c="3"/>0 <text:s text:c="3"/>7 <text:s text:c="2"/>12</text:p>
      <text:p text:style-name="P1">0 -&gt; <text:s text:c="4"/>2 <text:s text:c="3"/>0 <text:s text:c="3"/>7 <text:s text:c="3"/>-</text:p>
      <text:p text:style-name="P1">1 -&gt; <text:s text:c="4"/>2 <text:s text:c="3"/>0 <text:s text:c="3"/>1 <text:s text:c="2"/>13</text:p>
      <text:p text:style-name="P1">Total Number of Page Faults: 13</text:p>
      <text:p text:style-name="P1"/>
      <text:p text:style-name="P1"/>
      <text:p text:style-name="P1">PAGE REPLACEMENT ALGORITHMS</text:p>
      <text:p text:style-name="P1"><text:tab/>1. READ_INPUT</text:p>
      <text:p text:style-name="P1"><text:tab/>2. FIFO</text:p>
      <text:p text:style-name="P1"><text:tab/>3. OPTIMAL</text:p>
      <text:p text:style-name="P1"><text:tab/>4. LRU</text:p>
      <text:p text:style-name="P1"><text:tab/>5. LFU</text:p>
      <text:p text:style-name="P1"><text:tab/>6. EXIT</text:p>
      <text:p text:style-name="P1">Enter your option: 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20:16:28.815975078</meta:creation-date>
    <dc:date>2020-04-13T20:21:05.026379315</dc:date>
    <meta:editing-duration>PT4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2" meta:paragraph-count="453" meta:word-count="1316" meta:character-count="9628" meta:non-whitespace-character-count="6891"/>
  </office:meta>
</office:document-meta>
</file>